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Return the smaller of the two arguments</text:p>
      <text:p text:style-name="P1"/>
      <text:p text:style-name="P1">def min(a, b)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int(min(5, 10)) # Prints 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dc:date>2025-04-15T08:26:36.069918264</dc:date>
    <meta:editing-duration>PT1M49S</meta:editing-duration>
    <meta:editing-cycles>3</meta:editing-cycles>
    <meta:document-statistic meta:table-count="0" meta:image-count="0" meta:object-count="0" meta:page-count="1" meta:paragraph-count="3" meta:word-count="16" meta:character-count="83" meta:non-whitespace-character-count="70"/>
  </office:meta>
</office:document-meta>
</file>